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1D189E02B56.png"/>
  <manifest:file-entry manifest:media-type="image/png" manifest:full-path="Pictures/1000000000000258000001D16E901A39.png"/>
  <manifest:file-entry manifest:media-type="image/png" manifest:full-path="Pictures/1000000000000258000001D1F2D9CE4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id="id1" draw:layer="layout" svg:width="8.685cm" svg:height="6.731cm" svg:x="10.721cm" svg:y="2.515cm">
          <draw:image xlink:href="Pictures/1000000000000258000001D1F2D9CE4F.png" xlink:type="simple" xlink:show="embed" xlink:actuate="onLoad">
            <text:p text:style-name="P2"/>
          </draw:image>
        </draw:frame>
        <draw:frame draw:style-name="gr1" draw:text-style-name="P1" draw:layer="layout" svg:width="8.685cm" svg:height="6.731cm" svg:x="5.006cm" svg:y="11.786cm">
          <draw:image xlink:href="Pictures/1000000000000258000001D16E901A39.png" xlink:type="simple" xlink:show="embed" xlink:actuate="onLoad">
            <text:p text:style-name="P2"/>
          </draw:image>
        </draw:frame>
        <draw:frame draw:style-name="gr1" draw:text-style-name="P1" draw:id="id2" draw:layer="layout" svg:width="8.459cm" svg:height="6.556cm" svg:x="17.297cm" svg:y="11.786cm">
          <draw:image xlink:href="Pictures/1000000000000258000001D189E02B56.png" xlink:type="simple" xlink:show="embed" xlink:actuate="onLoad">
            <text:p text:style-name="P2"/>
          </draw:image>
        </draw:frame>
        <draw:connector draw:style-name="gr2" draw:text-style-name="P1" draw:layer="layout" draw:type="line" svg:x1="15.063cm" svg:y1="9.246cm" svg:x2="9.058cm" svg:y2="11.642cm" draw:start-shape="id1" draw:start-glue-point="2">
          <text:p text:style-name="P2"/>
        </draw:connector>
        <draw:connector draw:style-name="gr2" draw:text-style-name="P1" draw:layer="layout" draw:type="line" svg:x1="15.063cm" svg:y1="9.246cm" svg:x2="21.526cm" svg:y2="11.786cm" draw:start-shape="id1" draw:start-glue-point="2" draw:end-shape="id2" draw:end-glue-point="0">
          <text:p text:style-name="P2"/>
        </draw:connector>
        <draw:frame draw:style-name="gr3" draw:layer="layout" svg:width="6.306cm" svg:height="1.195cm" svg:x="12.421cm" svg:y="1.066cm">
          <draw:text-box>
            <text:p text:style-name="P2">Mechanical behavior</text:p>
          </draw:text-box>
        </draw:frame>
        <draw:frame draw:style-name="gr3" draw:layer="layout" svg:width="5.146cm" svg:height="1.195cm" svg:x="6.071cm" svg:y="9.956cm">
          <draw:text-box>
            <text:p text:style-name="P2">Collision surface</text:p>
          </draw:text-box>
        </draw:frame>
        <draw:frame draw:style-name="gr3" draw:layer="layout" svg:width="5.743cm" svg:height="1.195cm" svg:x="19.406cm" svg:y="9.956cm">
          <draw:text-box>
            <text:p text:style-name="P2">Visual appearan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9-05T15:22:40</meta:creation-date>
    <dc:date>2007-09-05T15:26:46</dc:date>
    <dc:language>en-US</dc:language>
    <meta:editing-cycles>2</meta:editing-cycles>
    <meta:editing-duration>PT4M7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